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f9903" officeooo:paragraph-rsid="001f9903"/>
    </style:style>
    <style:style style:name="P2" style:family="paragraph" style:parent-style-name="Preformatted_20_Text">
      <style:text-properties fo:font-weight="bold" officeooo:rsid="001f9903" officeooo:paragraph-rsid="001f9903" style:font-weight-asian="bold" style:font-weight-complex="bold"/>
    </style:style>
    <style:style style:name="P3" style:family="paragraph" style:parent-style-name="Preformatted_20_Text">
      <style:text-properties fo:color="#333333" officeooo:rsid="001f9903" officeooo:paragraph-rsid="001f9903"/>
    </style:style>
    <style:style style:name="P4" style:family="paragraph" style:parent-style-name="Preformatted_20_Text">
      <style:text-properties fo:color="#333333" fo:font-style="italic" officeooo:rsid="001f9903" officeooo:paragraph-rsid="001f9903" style:font-style-asian="italic" style:font-style-complex="italic"/>
    </style:style>
    <style:style style:name="P5" style:family="paragraph" style:parent-style-name="Preformatted_20_Text">
      <style:text-properties fo:font-size="12pt" fo:font-weight="bold" officeooo:rsid="001f9903" officeooo:paragraph-rsid="001f9903" style:font-size-asian="12pt" style:font-weight-asian="bold" style:font-size-complex="12pt" style:font-weight-complex="bold"/>
    </style:style>
    <style:style style:name="P6" style:family="paragraph" style:parent-style-name="Preformatted_20_Text">
      <style:paragraph-properties fo:margin-left="1.251cm" fo:margin-right="0cm" fo:text-indent="0cm" style:auto-text-indent="false"/>
      <style:text-properties officeooo:rsid="001f9903" officeooo:paragraph-rsid="00217501"/>
    </style:style>
    <style:style style:name="P7" style:family="paragraph" style:parent-style-name="Preformatted_20_Text">
      <style:paragraph-properties fo:margin-left="1.251cm" fo:margin-right="0cm" fo:text-align="start" style:justify-single-word="false" fo:text-indent="0cm" style:auto-text-indent="false"/>
      <style:text-properties officeooo:rsid="00217501" officeooo:paragraph-rsid="0021d0cc"/>
    </style:style>
    <style:style style:name="P8" style:family="paragraph" style:parent-style-name="Preformatted_20_Text">
      <style:paragraph-properties fo:margin-left="0cm" fo:margin-right="0cm" fo:text-indent="0cm" style:auto-text-indent="false"/>
      <style:text-properties officeooo:rsid="001f9903" officeooo:paragraph-rsid="001f9903"/>
    </style:style>
    <style:style style:name="P9" style:family="paragraph" style:parent-style-name="Preformatted_20_Text">
      <style:paragraph-properties fo:margin-left="0cm" fo:margin-right="0cm" fo:text-indent="0cm" style:auto-text-indent="false"/>
      <style:text-properties officeooo:rsid="001f9903" officeooo:paragraph-rsid="00217501"/>
    </style:style>
    <style:style style:name="P10" style:family="paragraph" style:parent-style-name="Preformatted_20_Text">
      <style:paragraph-properties fo:margin-left="0cm" fo:margin-right="0cm" fo:text-indent="0cm" style:auto-text-indent="false"/>
      <style:text-properties fo:font-weight="bold" officeooo:rsid="001f9903" officeooo:paragraph-rsid="001f9903" style:font-weight-asian="bold" style:font-weight-complex="bold"/>
    </style:style>
    <style:style style:name="P11" style:family="paragraph" style:parent-style-name="Preformatted_20_Text">
      <style:paragraph-properties fo:margin-left="-1.251cm" fo:margin-right="0cm" fo:text-indent="0cm" style:auto-text-indent="false"/>
      <style:text-properties officeooo:rsid="001f9903" officeooo:paragraph-rsid="001f9903"/>
    </style:style>
    <style:style style:name="P12" style:family="paragraph" style:parent-style-name="Preformatted_20_Text">
      <style:paragraph-properties fo:margin-left="6.253cm" fo:margin-right="0cm" fo:text-align="start" style:justify-single-word="false" fo:text-indent="0cm" style:auto-text-indent="false"/>
      <style:text-properties officeooo:rsid="00217501" officeooo:paragraph-rsid="0021d0cc"/>
    </style:style>
    <style:style style:name="P13" style:family="paragraph" style:parent-style-name="Preformatted_20_Text">
      <style:paragraph-properties fo:margin-left="0cm" fo:margin-right="0cm" fo:text-indent="0cm" style:auto-text-indent="false"/>
      <style:text-properties fo:font-weight="normal" officeooo:rsid="00217501" officeooo:paragraph-rsid="00217501" style:font-weight-asian="normal" style:font-weight-complex="normal"/>
    </style:style>
    <style:style style:name="P14" style:family="paragraph" style:parent-style-name="Preformatted_20_Text">
      <style:paragraph-properties fo:margin-left="0cm" fo:margin-right="0cm" fo:text-indent="0cm" style:auto-text-indent="false"/>
      <style:text-properties fo:font-weight="normal" officeooo:rsid="00217501" officeooo:paragraph-rsid="001f9903" style:font-weight-asian="normal" style:font-weight-complex="normal"/>
    </style:style>
    <style:style style:name="P15" style:family="paragraph" style:parent-style-name="Preformatted_20_Text">
      <style:paragraph-properties fo:margin-left="0cm" fo:margin-right="0cm" fo:text-indent="0cm" style:auto-text-indent="false"/>
      <style:text-properties fo:font-weight="normal" officeooo:rsid="002380d3" officeooo:paragraph-rsid="002380d3" style:font-weight-asian="normal" style:font-weight-complex="normal"/>
    </style:style>
    <style:style style:name="P16" style:family="paragraph" style:parent-style-name="Preformatted_20_Text">
      <style:paragraph-properties fo:margin-left="0cm" fo:margin-right="0cm" fo:text-indent="0cm" style:auto-text-indent="false"/>
      <style:text-properties officeooo:rsid="001f9903" officeooo:paragraph-rsid="001f9903"/>
    </style:style>
    <style:style style:name="P17" style:family="paragraph" style:parent-style-name="Preformatted_20_Text">
      <style:paragraph-properties fo:margin-left="0cm" fo:margin-right="0cm" fo:text-indent="0cm" style:auto-text-indent="false"/>
      <style:text-properties fo:font-weight="bold" officeooo:rsid="001f9903" officeooo:paragraph-rsid="001f9903" style:font-weight-asian="bold" style:font-weight-complex="bold"/>
    </style:style>
    <style:style style:name="P18" style:family="paragraph" style:parent-style-name="Preformatted_20_Text">
      <style:paragraph-properties fo:margin-left="1.251cm" fo:margin-right="0cm" fo:text-indent="0cm" style:auto-text-indent="false"/>
      <style:text-properties fo:font-weight="normal" officeooo:rsid="00217501" officeooo:paragraph-rsid="00217501" style:font-weight-asian="normal" style:font-weight-complex="normal"/>
    </style:style>
    <style:style style:name="P19" style:family="paragraph" style:parent-style-name="Preformatted_20_Text">
      <style:paragraph-properties fo:margin-left="6.253cm" fo:margin-right="0cm" fo:text-align="start" style:justify-single-word="false" fo:text-indent="0cm" style:auto-text-indent="false"/>
      <style:text-properties fo:font-weight="normal" officeooo:rsid="00217501" officeooo:paragraph-rsid="0021d0cc" style:font-weight-asian="normal" style:font-weight-complex="normal"/>
    </style:style>
    <style:style style:name="P20" style:family="paragraph" style:parent-style-name="Preformatted_20_Text">
      <style:text-properties fo:font-size="12pt" fo:font-weight="bold" officeooo:rsid="001f9903" officeooo:paragraph-rsid="001f9903" style:font-size-asian="12pt" style:font-weight-asian="bold" style:font-size-complex="12pt" style:font-weight-complex="bold"/>
    </style:style>
    <style:style style:name="P21" style:family="paragraph" style:parent-style-name="Preformatted_20_Text">
      <style:text-properties fo:font-size="12pt" fo:font-weight="bold" officeooo:rsid="001f9903" officeooo:paragraph-rsid="002380d3" style:font-size-asian="12pt" style:font-weight-asian="bold" style:font-size-complex="12pt" style:font-weight-complex="bold"/>
    </style:style>
    <style:style style:name="P22" style:family="paragraph" style:parent-style-name="Preformatted_20_Text">
      <style:text-properties fo:font-size="10pt" fo:font-weight="bold" officeooo:rsid="001f9903" officeooo:paragraph-rsid="001f9903" style:font-size-asian="8.75pt" style:font-weight-asian="bold" style:font-size-complex="10pt" style:font-weight-complex="bold"/>
    </style:style>
    <style:style style:name="P23" style:family="paragraph" style:parent-style-name="Preformatted_20_Text">
      <style:text-properties fo:font-size="10pt" fo:font-weight="normal" officeooo:rsid="002380d3" officeooo:paragraph-rsid="002380d3" style:font-size-asian="8.75pt" style:font-weight-asian="normal" style:font-size-complex="10pt" style:font-weight-complex="normal"/>
    </style:style>
    <style:style style:name="P24" style:family="paragraph" style:parent-style-name="Preformatted_20_Text">
      <style:text-properties officeooo:rsid="002380d3" officeooo:paragraph-rsid="002380d3"/>
    </style:style>
    <style:style style:name="P25" style:family="paragraph" style:parent-style-name="Preformatted_20_Text">
      <style:text-properties fo:color="#000000" fo:font-size="12pt" fo:font-weight="bold" officeooo:rsid="0023d0e8" officeooo:paragraph-rsid="0023d0e8" style:font-size-asian="12pt" style:font-weight-asian="bold" style:font-size-complex="12pt" style:font-weight-complex="bold"/>
    </style:style>
    <style:style style:name="P26" style:family="paragraph" style:parent-style-name="Preformatted_20_Text">
      <style:paragraph-properties fo:margin-top="0.4cm" fo:margin-bottom="0.4cm" style:contextual-spacing="false" fo:text-align="center" style:justify-single-word="false" fo:background-color="#ffcc00">
        <style:background-image/>
      </style:paragraph-properties>
      <style:text-properties fo:color="#ffffff" fo:font-size="18pt" fo:font-weight="bold" officeooo:rsid="001f9903" officeooo:paragraph-rsid="001f9903" fo:background-color="transparent" style:font-size-asian="18pt" style:font-weight-asian="bold" style:font-size-complex="18pt" style:font-weight-complex="bold" style:shadow="none"/>
    </style:style>
    <style:style style:name="T1" style:family="text">
      <style:text-properties officeooo:rsid="00217501"/>
    </style:style>
    <style:style style:name="T2" style:family="text">
      <style:text-properties fo:font-weight="bold" style:font-weight-asian="bold" style:font-weight-complex="bold"/>
    </style:style>
    <style:style style:name="T3" style:family="text">
      <style:text-properties fo:font-weight="bold" officeooo:rsid="00217501" style:font-weight-asian="bold" style:font-weight-complex="bold"/>
    </style:style>
    <style:style style:name="T4" style:family="text">
      <style:text-properties fo:font-weight="bold" officeooo:rsid="0023d0e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17501" style:font-weight-asian="normal" style:font-weight-complex="normal"/>
    </style:style>
    <style:style style:name="T7" style:family="text">
      <style:text-properties fo:font-weight="normal" officeooo:rsid="0023d0e8" style:font-weight-asian="normal" style:font-weight-complex="normal"/>
    </style:style>
    <style:style style:name="T8" style:family="text">
      <style:text-properties fo:color="#ff0000" fo:font-weight="normal" style:font-weight-asian="normal" style:font-weight-complex="normal"/>
    </style:style>
    <style:style style:name="T9" style:family="text">
      <style:text-properties fo:color="#0066ff" fo:font-weight="normal" style:font-weight-asian="normal" style:font-weight-complex="normal"/>
    </style:style>
    <style:style style:name="T10" style:family="text">
      <style:text-properties fo:color="#ff9900" fo:font-weight="normal" style:font-weight-asian="normal" style:font-weight-complex="normal"/>
    </style:style>
    <style:style style:name="T11" style:family="text">
      <style:text-properties officeooo:rsid="0021d0cc"/>
    </style:style>
    <style:style style:name="T12" style:family="text">
      <style:text-properties fo:color="#ff3333"/>
    </style:style>
    <style:style style:name="T13" style:family="text">
      <style:text-properties fo:color="#ff3333" officeooo:rsid="002380d3"/>
    </style:style>
    <style:style style:name="T14" style:family="text">
      <style:text-properties fo:color="#000000"/>
    </style:style>
    <style:style style:name="T15" style:family="text">
      <style:text-properties fo:font-size="10pt" fo:font-weight="normal" style:font-size-asian="8.75pt" style:font-weight-asian="normal" style:font-size-complex="10pt" style:font-weight-complex="normal"/>
    </style:style>
    <style:style style:name="T16" style:family="text">
      <style:text-properties fo:font-size="10pt" fo:font-weight="normal" officeooo:rsid="0023d0e8" style:font-size-asian="8.75pt" style:font-weight-asian="normal" style:font-size-complex="10pt" style:font-weight-complex="normal"/>
    </style:style>
    <style:style style:name="T17" style:family="text">
      <style:text-properties fo:font-size="10pt" fo:font-weight="bold" style:font-size-asian="8.75pt" style:font-weight-asian="bold" style:font-size-complex="10pt" style:font-weight-complex="bold"/>
    </style:style>
    <style:style style:name="T18" style:family="text">
      <style:text-properties officeooo:rsid="0023d0e8"/>
    </style:style>
    <style:style style:name="T19" style:family="text">
      <style:text-properties officeooo:rsid="002479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ésentation du site</text:p>
      <text:p text:style-name="P1"/>
      <text:p text:style-name="P4">Le logiciel de notre site est sous forme d'un mod<text:span text:style-name="T19">è</text:span>l<text:span text:style-name="T19">e</text:span> MVC. <text:span text:style-name="T19">Son squelette est composé de plusieurs dossiers séparent les fichiers principaux des vues, des modèles et des controlleurs.</text:span></text:p>
      <text:p text:style-name="P3"/>
      <text:p text:style-name="P1"/>
      <text:p text:style-name="P5">Le dossier <text:span text:style-name="T12">core</text:span></text:p>
      <text:p text:style-name="P2"/>
      <text:p text:style-name="P8">Ce dossier contient les classes mère<text:span text:style-name="T11">s</text:span> des classes de <text:span text:style-name="T2">models</text:span> et des <text:span text:style-name="T4">controllers</text:span> ainsi que la classes du <text:span text:style-name="T2">helper</text:span> <text:span text:style-name="T18">HTML</text:span> et le fichier de config<text:span text:style-name="T18">uration</text:span> de la base de données. </text:p>
      <text:p text:style-name="P11"/>
      <text:p text:style-name="P10">controller.php</text:p>
      <text:p text:style-name="P8"/>
      <text:p text:style-name="P9"><text:span text:style-name="T1">Dans ce fichier on trouve la classe </text:span><text:span text:style-name="T3">Contoller</text:span><text:span text:style-name="T1"> qui a pour attribut le nom de la vue, le nom du layout ainsi qu'un </text:span><text:span text:style-name="T3">array</text:span><text:span text:style-name="T6"> contenant les variables transmises à la vue. On a a notre dispition :</text:span></text:p>
      <text:p text:style-name="P13"/>
      <text:p text:style-name="P6"><text:span text:style-name="T6">- Une méthode stati</text:span><text:span text:style-name="T7">que</text:span><text:span text:style-name="T6"> </text:span><text:span text:style-name="T3">check_session</text:span><text:span text:style-name="T6"> qui permet de </text:span><text:span text:style-name="T7">vérifier</text:span><text:span text:style-name="T6"> si la session d'un utilisateur est valide ou non</text:span></text:p>
      <text:p text:style-name="P6"/>
      <text:p text:style-name="P18">- Le constructeur qui <text:span text:style-name="T18">attribue</text:span> des valeurs par défaut pour la vue et le layout.</text:p>
      <text:p text:style-name="P6"/>
      <text:p text:style-name="P6"><text:span text:style-name="T6">- Une méthode </text:span><text:span text:style-name="T3">display </text:span><text:span text:style-name="T6">permettant d'appeler la vue et de faire le rendu tout en intégran</text:span><text:span text:style-name="T7">t</text:span><text:span text:style-name="T6"> les variables à celle-ci. Cet</text:span><text:span text:style-name="T7">t</text:span><text:span text:style-name="T6">e méthode pren</text:span><text:span text:style-name="T7">d</text:span><text:span text:style-name="T6"> en paramètre le nom de la vue.</text:span></text:p>
      <text:p text:style-name="P6"/>
      <text:p text:style-name="P6"><text:span text:style-name="T6">- La méthode </text:span><text:span text:style-name="T3">giveVar</text:span><text:span text:style-name="T6"> qui permet de passer une variable de n'importe quel type aux vue que l'on va appeler </text:span><text:span text:style-name="T7">grasse</text:span><text:span text:style-name="T6"> a </text:span><text:span text:style-name="T3">display</text:span><text:span text:style-name="T6">.</text:span></text:p>
      <text:p text:style-name="P1"><text:tab/></text:p>
      <text:p text:style-name="P8"><text:span text:style-name="T2">helper.php</text:span></text:p>
      <text:p text:style-name="P11"/>
      <text:p text:style-name="P8"><text:span text:style-name="T1">Ce fichier contient une classe composée uniquement de méthodes statiques permettant <text:s/>d'automatiser et de simplifier l'appel de différents éléments html. Des méthodes existes pour les éléments </text:span><text:span text:style-name="T3">css</text:span><text:span text:style-name="T6">, </text:span><text:span text:style-name="T3">image</text:span><text:span text:style-name="T6">, </text:span><text:span text:style-name="T3">liens</text:span><text:span text:style-name="T6">, </text:span><text:span text:style-name="T3">javascript</text:span><text:span text:style-name="T6"> et </text:span><text:span text:style-name="T3">favicon</text:span><text:span text:style-name="T6">.</text:span></text:p>
      <text:p text:style-name="P14"/>
      <text:p text:style-name="P14">L'appel d'un helper dans une vue se fait de la manière suivante :</text:p>
      <text:p text:style-name="P14"/>
      <text:p text:style-name="P7"><text:span text:style-name="T9">html</text:span><text:span text:style-name="T8">::</text:span><text:span text:style-name="T5">link(</text:span><text:span text:style-name="T10">'Lire plus'</text:span><text:span text:style-name="T5">, array(</text:span></text:p>
      <text:p text:style-name="P12"><text:span text:style-name="T10">'controller'</text:span><text:span text:style-name="T8">=&gt;</text:span><text:span text:style-name="T10">'Posts'</text:span><text:span text:style-name="T5">, </text:span></text:p>
      <text:p text:style-name="P12"><text:span text:style-name="T10">'view'</text:span><text:span text:style-name="T8">=&gt;</text:span><text:span text:style-name="T10">'view'</text:span><text:span text:style-name="T5">, </text:span></text:p>
      <text:p text:style-name="P12"><text:span text:style-name="T10">'params'</text:span><text:span text:style-name="T8">=&gt;</text:span><text:span text:style-name="T5">$value</text:span><text:span text:style-name="T8">-&gt;</text:span><text:span text:style-name="T5">getId()</text:span></text:p>
      <text:p text:style-name="P19">));</text:p>
      <text:p text:style-name="P11"><text:tab/></text:p>
      <text:p text:style-name="P10">model.php</text:p>
      <text:p text:style-name="P10"/>
      <text:p text:style-name="P15">Ce fichier contient le constructeur qui établie une connexion grâce à PDO vers la base de données en incluant le fichier <text:span text:style-name="T2">config.php</text:span> et enregistre l'objet PDO dans l'attribut <text:span text:style-name="T2">link</text:span>. On y trouve aussi quelque fonction de base permettant de faire des requêtes simples vers la BDD. Le constructeur de cette classe mère sera appeler par tout les constructeurs des classe de filles en lui passant le nom de la table en argument. Le nom de la table est alors stocké dans l'attribut <text:span text:style-name="T2">table</text:span>.</text:p>
      <text:p text:style-name="P10"/>
      <text:p text:style-name="P1"/>
      <text:p text:style-name="P5"><text:soft-page-break/>Le dossier <text:span text:style-name="T12">controllers</text:span></text:p>
      <text:p text:style-name="P5"/>
      <text:p text:style-name="P21"><text:span text:style-name="T14">Le dossier</text:span><text:span text:style-name="T12"> </text:span><text:span text:style-name="T13">models</text:span></text:p>
      <text:p text:style-name="P1"/>
      <text:p text:style-name="P5">Le dossier <text:span text:style-name="T12">views</text:span></text:p>
      <text:p text:style-name="P22"><text:span text:style-name="T12"/></text:p>
      <text:p text:style-name="P25"><text:span text:style-name="T15">Dans se dossier on y trouve plusieurs sous dossiers portants le nom des contrôleurs utilisés. C'est dans ces sous dossiers que sont mis les fichiers des vues appelées par le contrôleur qui porte le nom du sous dossier.</text:span></text:p>
      <text:p text:style-name="P5"/>
      <text:p text:style-name="P21"><text:span text:style-name="T14">Le dossier</text:span><text:span text:style-name="T12"> </text:span><text:span text:style-name="T13">weroot</text:span></text:p>
      <text:p text:style-name="P23"/>
      <text:p text:style-name="P24"><text:span text:style-name="T15">Ce </text:span><text:span text:style-name="T16">dossier</text:span><text:span text:style-name="T15"> contient les éléments nécessaires aux vues comme le javascript, le css, les images etc... Chaque élément est stocké dans un fichier spécifique. Ces sont dans ces dossiers que les </text:span><text:span text:style-name="T17">helpers</text:span><text:span text:style-name="T15"> vont chercher les éléments à incl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2T18:19:52.713959187</dc:date>
    <meta:generator>LibreOffice/4.2.8.2$Linux_X86_64 LibreOffice_project/420m0$Build-2</meta:generator>
    <meta:editing-duration>PT2M44S</meta:editing-duration>
    <meta:editing-cycles>3</meta:editing-cycles>
    <meta:document-statistic meta:table-count="0" meta:image-count="0" meta:object-count="0" meta:page-count="2" meta:paragraph-count="28" meta:word-count="414" meta:character-count="2483" meta:non-whitespace-character-count="2089"/>
  </office:meta>
</office:document-meta>
</file>